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opteron exec time</text:p>
          </table:table-cell>
          <table:table-cell table:style-name="ce3" office:value-type="string" calcext:value-type="string">
            <text:p>itanium exec time</text:p>
          </table:table-cell>
        </table:table-row>
        <table:table-row table:style-name="ro1">
          <table:table-cell table:number-columns-repeated="2"/>
          <table:table-cell table:style-name="ce2" office:value-type="float" office:value="51.5" calcext:value-type="float">
            <text:p>51,5</text:p>
          </table:table-cell>
          <table:table-cell table:style-name="ce2" office:value-type="float" office:value="56.1" calcext:value-type="float">
            <text:p>56,1</text:p>
          </table:table-cell>
        </table:table-row>
        <table:table-row table:style-name="ro1">
          <table:table-cell table:number-columns-repeated="2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1" calcext:value-type="float">
            <text:p>231</text:p>
          </table:table-cell>
        </table:table-row>
        <table:table-row table:style-name="ro1">
          <table:table-cell/>
          <table:table-cell table:style-name="ce1" office:value-type="string" calcext:value-type="string">
            <text:p>weighted avg</text:p>
          </table:table-cell>
          <table:table-cell table:formula="of:=([.C3]*0.6+[.C4]*0.2+[.C5]*0.2)" office:value-type="float" office:value="88.1" calcext:value-type="float">
            <text:p>88,1</text:p>
          </table:table-cell>
          <table:table-cell table:formula="of:=([.D3]*0.6+[.D4]*0.2+[.D5]*0.2)" office:value-type="float" office:value="106.26" calcext:value-type="float">
            <text:p>106,26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ex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2.1 e 2.2 aplicar lei de amdahl</text:p>
          </table:table-cell>
          <table:covered-table-cell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Ex2.1</text:p>
          </table:table-cell>
          <table:table-cell office:value-type="string" calcext:value-type="string">
            <text:p>40% de 80%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/>
          <table:table-cell table:formula="of:=0.4*0.8" office:value-type="float" office:value="0.32" calcext:value-type="float">
            <text:p>0,32</text:p>
          </table:table-cell>
          <table:table-cell table:style-name="ce1" table:formula="of:=1/((1-[.C19])+([.C19]/2))" office:value-type="float" office:value="1.19047619047619" calcext:value-type="float">
            <text:p>1,1904761904761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Ex2.2</text:p>
          </table:table-cell>
          <table:table-cell office:value-type="string" calcext:value-type="string">
            <text:p>99% de 20%</text:p>
          </table:table-cell>
          <table:table-cell/>
        </table:table-row>
        <table:table-row table:style-name="ro1">
          <table:table-cell table:number-columns-repeated="2"/>
          <table:table-cell table:formula="of:=0.99*0.2" office:value-type="float" office:value="0.198" calcext:value-type="float">
            <text:p>0,198</text:p>
          </table:table-cell>
          <table:table-cell table:style-name="ce1" table:formula="of:=(1/((1-[.C24])+([.C24]/2)))" office:value-type="float" office:value="1.10987791342952" calcext:value-type="float">
            <text:p>1,10987791342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1:52:29.666186572</meta:creation-date>
    <dc:date>2020-10-13T12:57:27.560304912</dc:date>
    <meta:editing-duration>PT10M7S</meta:editing-duration>
    <meta:editing-cycles>1</meta:editing-cycles>
    <meta:document-statistic meta:table-count="1" meta:cell-count="22" meta:object-count="0"/>
    <meta:generator>LibreOffice/6.4.6.2$Linux_X86_64 LibreOffice_project/40$Build-2</meta:generator>
  </office:meta>
</office:document-meta>
</file>